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top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5.49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25cm" fo:min-width="5.493cm"/>
    </style:style>
    <style:style style:name="gr4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0066cc" draw:marker-end="Arrow" draw:marker-end-width="0.3cm" draw:fill="none" draw:textarea-vertical-align="middle"/>
    </style:style>
    <style:style style:name="P1" style:family="paragraph">
      <style:paragraph-properties fo:text-align="start"/>
      <style:text-properties fo:color="#ff420e" fo:font-size="14pt" style:font-size-asian="14pt" style:font-size-complex="14pt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T1" style:family="text">
      <style:text-properties fo:color="#ff420e"/>
    </style:style>
    <style:style style:name="T2" style:family="text">
      <style:text-properties fo:color="#0066c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6.8cm" svg:height="3.5cm" svg:x="1.3cm" svg:y="4.1cm">
          <text:p text:style-name="P1"><text:span text:style-name="T1">Envoie des cartes</text:span></text:p>
          <text:p text:style-name="P1"><text:span text:style-name="T1">Envoie du top départ</text:span></text:p>
          <text:p text:style-name="P1"><text:span text:style-name="T1">Envoie qui a joué quelle carte</text:span></text:p>
          <text:p text:style-name="P1"><text:span text:style-name="T1">Envoie la fin de la partie</text:span></text:p>
          <text:p text:style-name="P1"><text:span text:style-name="T1"/></text:p>
          <text:p text:style-name="P1"><text:span text:style-name="T2">Réception des cartes jouées</text:span></text:p>
        </draw:rect>
        <draw:frame draw:style-name="gr2" draw:layer="layout" svg:width="5.993cm" svg:height="1.675cm" svg:x="1.007cm" svg:y="3.225cm">
          <draw:text-box>
            <text:p/>
            <text:p/>
          </draw:text-box>
        </draw:frame>
        <draw:frame draw:style-name="gr2" draw:layer="layout" svg:width="5.993cm" svg:height="1.675cm" svg:x="1.008cm" svg:y="2.426cm">
          <draw:text-box>
            <text:p>Gestionnaire du jeu</text:p>
            <text:p>(processus)</text:p>
          </draw:text-box>
        </draw:frame>
        <draw:rect draw:style-name="gr1" draw:text-style-name="P2" draw:layer="layout" svg:width="6.907cm" svg:height="3.525cm" svg:x="12.793cm" svg:y="10.175cm">
          <text:p text:style-name="P1"><text:span text:style-name="T1">Réception des cartes</text:span></text:p>
          <text:p text:style-name="P1"><text:span text:style-name="T1">Réception du top départ</text:span></text:p>
          <text:p text:style-name="P1"><text:span text:style-name="T1">Réception des informations</text:span></text:p>
          <text:p text:style-name="P1"><text:span text:style-name="T1">Réception de la fin de la partie</text:span></text:p>
          <text:p text:style-name="P1"><text:span text:style-name="T1"/></text:p>
          <text:p text:style-name="P1"><text:span text:style-name="T2">Carte jouée</text:span></text:p>
        </draw:rect>
        <draw:frame draw:style-name="gr3" draw:layer="layout" svg:width="5.993cm" svg:height="2.875cm" svg:x="12.5cm" svg:y="8.6cm">
          <draw:text-box>
            <text:p>Robot 1</text:p>
            <text:p>(processus)</text:p>
          </draw:text-box>
        </draw:frame>
        <draw:frame draw:style-name="gr2" draw:layer="layout" svg:width="5.993cm" svg:height="1.675cm" svg:x="12.506cm" svg:y="1.2cm">
          <draw:text-box>
            <text:p>Joueur 1</text:p>
            <text:p>(processus)</text:p>
          </draw:text-box>
        </draw:frame>
        <draw:rect draw:style-name="gr1" draw:text-style-name="P1" draw:layer="layout" svg:width="6.9cm" svg:height="3.524cm" svg:x="12.8cm" svg:y="2.776cm">
          <text:p text:style-name="P1"><text:span text:style-name="T1">Réception des cartes</text:span></text:p>
          <text:p text:style-name="P1"><text:span text:style-name="T1">Réception du top départ</text:span></text:p>
          <text:p text:style-name="P1"><text:span text:style-name="T1">Réception des informations</text:span></text:p>
          <text:p text:style-name="P1"><text:span text:style-name="T1">Réception de la fin de la partie</text:span></text:p>
          <text:p text:style-name="P1"><text:span text:style-name="T1"/></text:p>
          <text:p text:style-name="P1"><text:span text:style-name="T2">Carte jouée</text:span></text:p>
        </draw:rect>
        <draw:line draw:style-name="gr4" draw:text-style-name="P3" draw:layer="layout" svg:x1="8.1cm" svg:y1="5cm" svg:x2="12.9cm" svg:y2="3.7cm">
          <text:p/>
        </draw:line>
        <draw:line draw:style-name="gr4" draw:text-style-name="P3" draw:layer="layout" svg:x1="8.1cm" svg:y1="5cm" svg:x2="12.9cm" svg:y2="11.1cm">
          <text:p/>
        </draw:line>
        <draw:line draw:style-name="gr4" draw:text-style-name="P3" draw:layer="layout" svg:x1="8.1cm" svg:y1="4.5cm" svg:x2="12.9cm" svg:y2="10.5cm">
          <text:p/>
        </draw:line>
        <draw:line draw:style-name="gr5" draw:text-style-name="P3" draw:layer="layout" svg:x1="12.8cm" svg:y1="13.3cm" svg:x2="8.1cm" svg:y2="7.2cm">
          <text:p/>
        </draw:line>
        <draw:line draw:style-name="gr5" draw:text-style-name="P3" draw:layer="layout" svg:x1="12.8cm" svg:y1="5.9cm" svg:x2="8.1cm" svg:y2="7.2cm">
          <text:p/>
        </draw:line>
        <draw:line draw:style-name="gr4" draw:text-style-name="P3" draw:layer="layout" svg:x1="8.1cm" svg:y1="5.6cm" svg:x2="12.9cm" svg:y2="4.3cm">
          <text:p/>
        </draw:line>
        <draw:line draw:style-name="gr4" draw:text-style-name="P3" draw:layer="layout" svg:x1="8.1cm" svg:y1="5.6cm" svg:x2="12.9cm" svg:y2="11.7cm">
          <text:p/>
        </draw:line>
        <draw:line draw:style-name="gr4" draw:text-style-name="P3" draw:layer="layout" svg:x1="8.1cm" svg:y1="6.087cm" svg:x2="12.9cm" svg:y2="4.787cm">
          <text:p/>
        </draw:line>
        <draw:line draw:style-name="gr4" draw:text-style-name="P3" draw:layer="layout" svg:x1="8.1cm" svg:y1="6.1cm" svg:x2="12.9cm" svg:y2="12.2cm">
          <text:p/>
        </draw:line>
        <draw:line draw:style-name="gr4" draw:text-style-name="P3" draw:layer="layout" svg:x1="8.1cm" svg:y1="4.487cm" svg:x2="12.9cm" svg:y2="3.18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exandre Pinon</meta:initial-creator>
    <meta:creation-date>2021-12-11T22:59:21.33</meta:creation-date>
    <dc:date>2021-12-12T01:00:39.61</dc:date>
    <dc:creator>Alexandre Pinon</dc:creator>
    <meta:editing-duration>PT51M39S</meta:editing-duration>
    <meta:editing-cycles>15</meta:editing-cycles>
    <meta:generator>OpenOffice/4.1.5$Win32 OpenOffice.org_project/415m1$Build-9789</meta:generator>
    <meta:document-statistic meta:object-count="17"/>
  </office:meta>
</office:document-meta>
</file>